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Default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Defaul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Defaul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Default">
      <style:paragraph-properties fo:margin-left="0cm" fo:margin-right="0cm" fo:margin-top="0cm" fo:margin-bottom="0.182cm" loext:contextual-spacing="false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font-name="Times New Roman" fo:font-size="12pt" style:font-size-asian="12pt"/>
    </style:style>
    <style:style style:name="T2" style:family="text">
      <style:text-properties fo:color="#000000" style:font-name="Times New Roman" fo:font-size="26pt" fo:font-weight="bold" style:font-size-asian="26pt" style:font-weight-asian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text-line-through-style="none" style:text-line-through-type="none" style:font-name="Times New Roman" fo:font-size="26pt" style:text-underline-style="none" fo:font-weight="bold" style:font-size-asian="26pt" style:font-weight-asian="bold"/>
    </style:style>
    <style:style style:name="T6" style:family="text">
      <style:text-properties fo:color="#000000" style:text-line-through-style="none" style:text-line-through-type="none" style:font-name="Times New Roman" fo:font-size="26pt" style:text-underline-style="none" fo:font-weight="normal" style:font-size-asian="26pt" style:font-weight-asian="normal"/>
    </style:style>
    <style:style style:name="T7" style:family="text">
      <style:text-properties fo:color="#000000" style:text-line-through-style="none" style:text-line-through-type="none" style:font-name="Times New Roman" style:text-underline-style="none" fo:font-weight="bold" style:font-weight-asian="bold"/>
    </style:style>
    <style:style style:name="T8" style:family="text">
      <style:text-properties fo:color="#000000" style:text-line-through-style="none" style:text-line-through-type="none" style:font-name="Times New Roman" style:text-underline-style="none" fo:font-weight="normal" style:font-weight-asian="normal"/>
    </style:style>
    <style:style style:name="T9" style:family="text">
      <style:text-properties fo:color="#000000" style:text-line-through-style="none" style:text-line-through-type="none" style:text-underline-style="none" fo:font-weight="bold" style:font-weight-asian="bold"/>
    </style:style>
    <style:style style:name="T10" style:family="text">
      <style:text-properties fo:color="#000000" style:text-line-through-style="none" style:text-line-through-type="none" style:text-underline-style="none" fo:font-weight="bold" style:font-weight-asian="bold" style:font-weight-complex="bold"/>
    </style:style>
    <style:style style:name="T11" style:family="text">
      <style:text-properties fo:color="#000000" style:text-line-through-style="none" style:text-line-through-type="none" style:text-underline-style="none" fo:font-weight="normal" style:font-weight-asian="normal"/>
    </style:style>
    <style:style style:name="T12" style:family="text">
      <style:text-properties fo:color="#000000" style:text-line-through-style="none" style:text-line-through-type="none" style:text-underline-style="none" fo:font-weight="normal" style:font-weight-asian="normal" style:font-weight-complex="normal"/>
    </style:style>
    <style:style style:name="T13" style:family="text">
      <style:text-properties fo:color="#000000" style:text-line-through-style="none" style:text-line-through-type="none" style:text-underline-style="none"/>
    </style:style>
    <style:style style:name="T14" style:family="text">
      <style:text-properties fo:color="#000000" style:text-line-through-style="none" style:text-line-through-type="none" fo:language="ru" fo:country="RU" style:text-underline-style="none" fo:font-weight="normal" officeooo:rsid="001b921b" style:font-weight-asian="normal" style:font-weight-complex="normal"/>
    </style:style>
    <style:style style:name="T15" style:family="text">
      <style:text-properties fo:color="#000000"/>
    </style:style>
    <style:style style:name="T16" style:family="text">
      <style:text-properties fo:color="#000000" fo:font-weight="bold" style:font-weight-asian="bold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01b921b" style:font-weight-asian="bold" style:font-weight-complex="bold"/>
    </style:style>
    <style:style style:name="T19" style:family="text">
      <style:text-properties fo:color="#000000" officeooo:rsid="001b921b"/>
    </style:style>
    <style:style style:name="T20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00" fo:font-size="32pt" fo:font-weight="bold" officeooo:rsid="001b921b" style:font-size-asian="32pt" style:font-weight-asian="bold" style:font-size-complex="3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0">1</text:span><text:span text:style-name="T21">0</text:span><text:span text:style-name="T20">.</text:span><text:span text:style-name="T21">1</text:span><text:span text:style-name="T19"> </text:span><text:span text:style-name="T17">Захист мовної інформації в системах телекомунікації </text:span></text:p>
      <text:p text:style-name="P2"><text:span text:style-name="T13">Закрытие речевых сигналов в телефонных каналах. </text:span></text:p>
      <text:p text:style-name="P2"><text:span text:style-name="T13">Человеческую речь можно определить как процесс модуляции сигнала в линии связи. При этом генерируется основной звуковой элемент речи –</text:span><text:span text:style-name="T10"> фонема</text:span><text:span text:style-name="T13">. </text:span><text:span text:style-name="T10">Совокупность фонем </text:span><text:span text:style-name="T13">создает новое образование – </text:span><text:span text:style-name="T10">голосовой сигнал</text:span><text:span text:style-name="T13">, который имеет амплитуду, частоту, фазовые и временные характеристики. </text:span></text:p>
      <text:p text:style-name="P1"><text:span text:style-name="T13">Задачи сокрытия телефонной передачи: </text:span></text:p>
      <text:p text:style-name="P2"><text:span text:style-name="T10">Неузнаваемость</text:span><text:span text:style-name="T13"> - невозможность узнать автора информации, но возможна прослушать осмысленную информацию. </text:span></text:p>
      <text:p text:style-name="P2"><text:span text:style-name="T10">Неразборчивость</text:span><text:span text:style-name="T13"> – приводит к тому что невозможна получить смысловую информацию </text:span></text:p>
      <text:p text:style-name="P2"><text:span text:style-name="T10">В речевых системах связи используют два основных метода закрытия:</text:span><text:span text:style-name="T13"> </text:span></text:p>
      <text:p text:style-name="P4"><text:span text:style-name="T13">1. Аналоговое скремблирование </text:span></text:p>
      <text:p text:style-name="P4"><text:span text:style-name="T13">2. Дискретизация речи с последующим шифрованием </text:span></text:p>
      <text:p text:style-name="P2"><text:span text:style-name="T10">Аналоговое скремблирование </text:span><text:span text:style-name="T13">– такое изменение характеристик речевого сигнала, которое приводит к неразборчивости при постороннем прослушивании. При аналоговом скремблировании ширина спектра закрытого сигнала не отличается от ширины спектра исходного сигнала. При аналоговом скремблировании используются следующие способы преобразования: </text:span></text:p>
      <text:p text:style-name="P4"><text:span text:style-name="T10">1. Инверсия спектра </text:span><text:span text:style-name="T13"><text:s/>Самая высокая частота в спектре становится самой низкой и наоборот. Выполняются две задачи сокрытия телефонной передачи. Недостаток в том, что существуют реперные точки для розшифрования (фрагменти исходного сигнала.) </text:span></text:p>
      <text:p text:style-name="P4"><text:span text:style-name="T10">2. Частотные перестановки.</text:span><text:span text:style-name="T13"> Частотная перестановка предусматривает разбитие спектра на сегменты (7 – 15 шт.), а затем перемешивание этих сегментов в соответствии с номером. Ключом шифрования является правило перестановок сегментов. </text:span></text:p>
      <text:p text:style-name="P3"><text:span text:style-name="T13">3. Временная инверсия </text:span><text:span text:style-name="T12">Сигнал во временной области разбивается на интервале, что воспроизводятся задом на перед. </text:span></text:p>
      <text:p text:style-name="P3"><text:span text:style-name="T13">4. Временные перестановки </text:span><text:span text:style-name="T12">Блоки разбиваются на подинтервалы, </text:span><text:span text:style-name="T14">н</text:span><text:span text:style-name="T12">омеруются, </text:span><text:span text:style-name="T14">ф</text:span><text:span text:style-name="T12">ормируются правело перестановки. </text:span></text:p>
      <text:p text:style-name="P3"><text:span text:style-name="T13">5. Комбинированные преобразования мозаичного типа </text:span><text:span text:style-name="T12">Используют все 4-ри вида скремблирования, </text:span></text:p>
      <text:p text:style-name="P2"><text:span text:style-name="T10">Недостаток аналогового скремблирования</text:span><text:span text:style-name="T13"> – присутствие в канале связи некоторых признаков исходного сигнала. </text:span></text:p>
      <text:p text:style-name="P2"><text:span text:style-name="T10">Скремблеры</text:span><text:span text:style-name="T13"> <text:s/>использующие шифровку сигналов с последующим преобразованием называются </text:span><text:span text:style-name="T10">вокодерами</text:span><text:span text:style-name="T13">. Основное отличие – передача в канале связи цифрового сигнала. Методы преобразования аналогичные плюс криптометоды. </text:span><text:span text:style-name="T10">Достоинства</text:span><text:span text:style-name="T13"> – в линии связи отсутствуют малейшие признаки речевого исходного сигнала. </text:span><text:span text:style-name="T10">Недостаток</text:span><text:span text:style-name="T13"> – робота вокодера требует использования канала связи более широкополосного, чем полоса частот исходного сигнала. </text:span></text:p>
      <text:p text:style-name="P2"><text:span text:style-name="T10">Липредери </text:span><text:span text:style-name="T13">– используются для шифрования линейного предсказа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一, 二, 三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9:30:00</meta:creation-date>
    <meta:initial-creator>Kusaff</meta:initial-creator>
    <dc:date>2015-07-10T22:04:37.465000000</dc:date>
    <meta:editing-duration>PT7M10S</meta:editing-duration>
    <meta:editing-cycles>1</meta:editing-cycles>
    <meta:document-statistic meta:table-count="0" meta:image-count="0" meta:object-count="0" meta:page-count="1" meta:paragraph-count="18" meta:word-count="282" meta:character-count="2455" meta:non-whitespace-character-count="2162"/>
    <meta:generator>LibreOffice/4.4.4.3$Windows_x86 LibreOffice_project/2c39ebcf046445232b798108aa8a7e7d89552ea8</meta:generator>
  </office:meta>
</office:document-meta>
</file>